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 style:list-style-name="L1"/>
    <style:style style:name="P3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fo:font-style="italic" style:font-style-asian="italic" style:font-style-complex="itali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ibres de droits : </text:p>
      <text:p text:style-name="Standard"/>
      <text:p text:style-name="Standard">Ferdinand Brunetière, <text:span text:style-name="T1">Histoire de la littérature française classique</text:span>, Paris, Delagrave, 1905-1919, 4vol.</text:p>
      <text:p text:style-name="Standard"><text:a xlink:type="simple" xlink:href="http://gallica.bnf.fr/Search?adva=1&amp;adv=1&amp;tri=title_sort&amp;t_relation=%22Notice+d%27ensemble+%3A+http%3A%2F%2Fcatalogue.bnf.fr%2Fark%3A%2F12148%2Fcb318827588%22&amp;lang=fr">http://gallica.bnf.fr/Search?adva=1&amp;adv=1&amp;tri=title_sort&amp;t_relation=%22Notice+d%27ensemble+%3A+http%3A%2F%2Fcatalogue.bnf.fr%2Fark%3A%2F12148%2Fcb318827588%22&amp;lang=fr</text:a></text:p>
      <text:p text:style-name="Standard"/>
      <text:p text:style-name="Standard">Ferdinand Brunetière, <text:span text:style-name="T1">L'évolution des genres dans la littérature française</text:span>, Paris, Hachette, 1914</text:p>
      <text:p text:style-name="Standard"><text:a xlink:type="simple" xlink:href="http://gallica.bnf.fr/ark:/12148/bpt6k96275q.r=.langFR">http://gallica.bnf.fr/ark:/12148/bpt6k96275q.r=.langFR</text:a></text:p>
      <text:p text:style-name="Standard"/>
      <text:p text:style-name="Standard">Ferdinand Brunetière, <text:span text:style-name="T1">Le roman naturaliste</text:span>, Paris, Calmann-Lévy, 1883</text:p>
      <text:p text:style-name="Standard"><text:a xlink:type="simple" xlink:href="http://gallica.bnf.fr/ark:/12148/bpt6k80328t.r=.langFR">http://gallica.bnf.fr/ark:/12148/bpt6k80328t.r=.langFR</text:a></text:p>
      <text:p text:style-name="Standard"/>
      <text:p text:style-name="Standard">Ferdinand Brunetière, <text:span text:style-name="T1">Honoré de Balzac</text:span>, Paris, Calmann-Lévy, 1906</text:p>
      <text:p text:style-name="Standard"><text:a xlink:type="simple" xlink:href="http://gallica.bnf.fr/ark:/12148/bpt6k2013522.r=.langFR">http://gallica.bnf.fr/ark:/12148/bpt6k2013522.r=.langFR</text:a></text:p>
      <text:p text:style-name="Standard"/>
      <text:p text:style-name="Standard">Ferdinand Brunetière, <text:span text:style-name="T1">Histoire et littérature</text:span>, Paris, Calmann-Lévy, 1884, 2vol.</text:p>
      <text:p text:style-name="Standard"><text:a xlink:type="simple" xlink:href="http://gallica.bnf.fr/Search?adva=1&amp;adv=1&amp;tri=title_sort&amp;t_relation=%22Notice+d%27ensemble+%3A+http%3A%2F%2Fcatalogue.bnf.fr%2Fark%3A%2F12148%2Fcb30169971z%22&amp;lang=fr">http://gallica.bnf.fr/Search?adva=1&amp;adv=1&amp;tri=title_sort&amp;t_relation=%22Notice+d%27ensemble+%3A+http%3A%2F%2Fcatalogue.bnf.fr%2Fark%3A%2F12148%2Fcb30169971z%22&amp;lang=fr</text:a></text:p>
      <text:p text:style-name="Standard"/>
      <text:p text:style-name="Standard">Ferdinand Brunetière, <text:span text:style-name="T1">L'évolution de la poésie lyrique en France au XIXème siècle</text:span>, Paris, Hachette, 1922</text:p>
      <text:p text:style-name="Standard"><text:a xlink:type="simple" xlink:href="http://gallica.bnf.fr/Search?adva=1&amp;adv=1&amp;tri=title_sort&amp;t_relation=%22Notice+d%27ensemble+%3A+http%3A%2F%2Fcatalogue.bnf.fr%2Fark%3A%2F12148%2Fcb38922458b%22&amp;lang=fr">http://gallica.bnf.fr/Search?adva=1&amp;adv=1&amp;tri=title_sort&amp;t_relation=%22Notice+d%27ensemble+%3A+http%3A%2F%2Fcatalogue.bnf.fr%2Fark%3A%2F12148%2Fcb38922458b%22&amp;lang=fr</text:a></text:p>
      <text:p text:style-name="Standard"/>
      <text:p text:style-name="Standard">Ferdinand Brunetière, <text:span text:style-name="T1">Etudes critiques sur l'histoire de la littérature française</text:span>, Paris, Hachette, 1910-1916</text:p>
      <text:p text:style-name="Standard"><text:a xlink:type="simple" xlink:href="http://gallica.bnf.fr/Search?adva=1&amp;adv=1&amp;tri=title_sort&amp;t_relation=%22Notice+d%27ensemble+%3A+http%3A%2F%2Fcatalogue.bnf.fr%2Fark%3A%2F12148%2Fcb372822727%22&amp;lang=fr">http://gallica.bnf.fr/Search?adva=1&amp;adv=1&amp;tri=title_sort&amp;t_relation=%22Notice+d%27ensemble+%3A+http%3A%2F%2Fcatalogue.bnf.fr%2Fark%3A%2F12148%2Fcb372822727%22&amp;lang=fr</text:a></text:p>
      <text:p text:style-name="Standard"/>
      <text:p text:style-name="Standard">Ferdinand Brunetière, <text:span text:style-name="T1">Les époques du théâtre français</text:span>, 1636-1850, Hachette, 1891-1892</text:p>
      <text:p text:style-name="Standard"><text:a xlink:type="simple" xlink:href="http://gallica.bnf.fr/ark:/12148/bpt6k2050362.r=.langFR">http://gallica.bnf.fr/ark:/12148/bpt6k2050362.r=.langFR</text:a></text:p>
      <text:p text:style-name="Standard"/>
      <text:p text:style-name="Standard">Hippolyte Taine, <text:span text:style-name="T1">Histoire de la littérature anglaise</text:span>, Paris, Hachette, 1866-1878, 5vol.</text:p>
      <text:p text:style-name="Standard">1 : <text:a xlink:type="simple" xlink:href="http://gallica.bnf.fr/ark:/12148/bpt6k201421z.r=.langFR">http://gallica.bnf.fr/ark:/12148/bpt6k201421z.r=.langFR</text:a></text:p>
      <text:p text:style-name="Standard">2 : <text:a xlink:type="simple" xlink:href="http://gallica.bnf.fr/ark:/12148/bpt6k201422b.r=.langFR">http://gallica.bnf.fr/ark:/12148/bpt6k201422b.r=.langFR</text:a></text:p>
      <text:p text:style-name="Standard">3 : <text:a xlink:type="simple" xlink:href="http://gallica.bnf.fr/ark:/12148/bpt6k201423q.r=.langFR">http://gallica.bnf.fr/ark:/12148/bpt6k201423q.r=.langFR</text:a></text:p>
      <text:p text:style-name="Standard">4 : <text:a xlink:type="simple" xlink:href="http://gallica.bnf.fr/ark:/12148/bpt6k2014243.r=.langFR">http://gallica.bnf.fr/ark:/12148/bpt6k2014243.r=.langFR</text:a></text:p>
      <text:p text:style-name="Standard">5 : <text:a xlink:type="simple" xlink:href="http://gallica.bnf.fr/ark:/12148/bpt6k201425g.r=.langFR">http://gallica.bnf.fr/ark:/12148/bpt6k201425g.r=.langFR</text:a></text:p>
      <text:p text:style-name="Standard"/>
      <text:p text:style-name="Standard">Hippolyte Taine, <text:span text:style-name="T1">La Fontaine et ses fables</text:span>, Paris, Joubert, 1853</text:p>
      <text:p text:style-name="Standard"><text:a xlink:type="simple" xlink:href="http://gallica.bnf.fr/ark:/12148/bpt6k5707924c.r=.langFR">http://gallica.bnf.fr/ark:/12148/bpt6k5707924c.r=.langFR</text:a></text:p>
      <text:p text:style-name="Standard"/>
      <text:p text:style-name="Standard">Gustave Lanson, <text:span text:style-name="T1">Boileau</text:span>, Paris, Hachette, 1919</text:p>
      <text:p text:style-name="Standard"><text:a xlink:type="simple" xlink:href="http://gallica.bnf.fr/ark:/12148/bpt6k114222k.r=.langFR">http://gallica.bnf.fr/ark:/12148/bpt6k114222k.r=.langFR</text:a></text:p>
      <text:p text:style-name="Standard"/>
      <text:p text:style-name="Standard">Gustave Lanson, <text:span text:style-name="T1">Esquisse d'une histoire de la tragédie française</text:span>, Paris, Hachette, 1920</text:p>
      <text:p text:style-name="Standard"><text:a xlink:type="simple" xlink:href="http://gallica.bnf.fr/ark:/12148/bpt6k5567603b.r=.langFR">http://gallica.bnf.fr/ark:/12148/bpt6k5567603b.r=.langFR</text:a></text:p>
      <text:p text:style-name="Standard"/>
      <text:p text:style-name="Standard">Gustave Lanson, <text:span text:style-name="T1">Histoire illustrée de la littérature française</text:span>, Paris, Hachette, 1923</text:p>
      <text:p text:style-name="Standard"><text:a xlink:type="simple" xlink:href="http://gallica.bnf.fr/Search?adva=1&amp;adv=1&amp;tri=title_sort&amp;t_relation=%22Notice+d%27ensemble+%3A+http%3A%2F%2Fcatalogue.bnf.fr%2Fark%3A%2F12148%2Fcb30737282m%22&amp;lang=fr">http://gallica.bnf.fr/Search?adva=1&amp;adv=1&amp;tri=title_sort&amp;t_relation=%22Notice+d%27ensemble+%3A+http%3A%2F%2Fcatalogue.bnf.fr%2Fark%3A%2F12148%2Fcb30737282m%22&amp;lang=fr</text:a></text:p>
      <text:p text:style-name="Standard"><text:soft-page-break/></text:p>
      <text:p text:style-name="Standard">Gustave Lanson, <text:span text:style-name="T1">Méthodes de l'histoire littéraire</text:span>, Paris, Les Belles Lettres, 1925</text:p>
      <text:p text:style-name="Standard"><text:a xlink:type="simple" xlink:href="http://gallica.bnf.fr/ark:/12148/bpt6k114231j.r=.langFR">http://gallica.bnf.fr/ark:/12148/bpt6k114231j.r=.langFR</text:a></text:p>
      <text:p text:style-name="Standard"/>
      <text:p text:style-name="Standard">Gustave Lanson, <text:span text:style-name="T1">Voltaire</text:span>, Paris, Hachette, 1906</text:p>
      <text:p text:style-name="Standard"><text:a xlink:type="simple" xlink:href="http://gallica.bnf.fr/ark:/12148/bpt6k213784w.r=.langFR">http://gallica.bnf.fr/ark:/12148/bpt6k213784w.r=.langFR</text:a></text:p>
      <text:p text:style-name="Standard"/>
      <text:p text:style-name="Standard">Rémy de Gourmont, <text:span text:style-name="T1">Le problème du style</text:span>, Paris, Mercure de France, 1902</text:p>
      <text:p text:style-name="Standard"><text:a xlink:type="simple" xlink:href="http://gallica.bnf.fr/ark:/12148/bpt6k99853s.r=.langFR">http://gallica.bnf.fr/ark:/12148/bpt6k99853s.r=.langFR</text:a></text:p>
      <text:p text:style-name="Standard"/>
      <text:p text:style-name="Standard">Rémy de Gourmont, <text:span text:style-name="T1">Promenades littéraires</text:span>, Paris, Mercure de France, 1913-1929, 7vol.</text:p>
      <text:p text:style-name="Standard">1 : <text:a xlink:type="simple" xlink:href="http://gallica.bnf.fr/ark:/12148/bpt6k235056.r=.langFR">http://gallica.bnf.fr/ark:/12148/bpt6k235056.r=.langFR</text:a></text:p>
      <text:p text:style-name="Standard">2 : <text:a xlink:type="simple" xlink:href="http://gallica.bnf.fr/ark:/12148/bpt6k23506j.r=.langFR">http://gallica.bnf.fr/ark:/12148/bpt6k23506j.r=.langFR</text:a></text:p>
      <text:p text:style-name="Standard">3 : <text:a xlink:type="simple" xlink:href="http://gallica.bnf.fr/ark:/12148/bpt6k23507w.r=.langFR">http://gallica.bnf.fr/ark:/12148/bpt6k23507w.r=.langFR</text:a></text:p>
      <text:p text:style-name="Standard">4 : <text:a xlink:type="simple" xlink:href="http://gallica.bnf.fr/ark:/12148/bpt6k235087.r=.langFR">http://gallica.bnf.fr/ark:/12148/bpt6k235087.r=.langFR</text:a></text:p>
      <text:p text:style-name="Standard">5 : <text:a xlink:type="simple" xlink:href="http://gallica.bnf.fr/ark:/12148/bpt6k23509k.r=.langFR">http://gallica.bnf.fr/ark:/12148/bpt6k23509k.r=.langFR</text:a></text:p>
      <text:p text:style-name="Standard">6 : <text:a xlink:type="simple" xlink:href="http://gallica.bnf.fr/ark:/12148/bpt6k23510s.r=.langFR">http://gallica.bnf.fr/ark:/12148/bpt6k23510s.r=.langFR</text:a></text:p>
      <text:p text:style-name="Standard">7 : <text:a xlink:type="simple" xlink:href="http://gallica.bnf.fr/ark:/12148/bpt6k235114.r=.langFR">http://gallica.bnf.fr/ark:/12148/bpt6k235114.r=.langFR</text:a></text:p>
      <text:p text:style-name="Standard"/>
      <text:p text:style-name="Standard">Rémy de Gourmont, <text:span text:style-name="T1">Esthétique de la langue française</text:span>, Paris, Mercure de France, 1899</text:p>
      <text:p text:style-name="Standard"><text:a xlink:type="simple" xlink:href="http://gallica.bnf.fr/ark:/12148/bpt6k295676.r=.langFR">http://gallica.bnf.fr/ark:/12148/bpt6k295676.r=.langFR</text:a></text:p>
      <text:p text:style-name="Standard"/>
      <text:p text:style-name="Standard">Paul Souriau, <text:span text:style-name="T1">La rêverie esthétique. Essai sur la psychologie du poète</text:span>, Paris, Alcan, 1906</text:p>
      <text:p text:style-name="Standard"><text:a xlink:type="simple" xlink:href="http://gallica.bnf.fr/ark:/12148/bpt6k55802411.r=.langFR">http://gallica.bnf.fr/ark:/12148/bpt6k55802411.r=.langFR</text:a></text:p>
      <text:p text:style-name="Standard"/>
      <text:p text:style-name="Standard">Jean Dornis,<text:span text:style-name="T1"> La sensibilité dans la poésie française</text:span>, Paris, Fayard, 1912</text:p>
      <text:p text:style-name="Standard"><text:a xlink:type="simple" xlink:href="http://gallica.bnf.fr/ark:/12148/bpt6k113936b.r=.langFR">http://gallica.bnf.fr/ark:/12148/bpt6k113936b.r=.langFR</text:a></text:p>
      <text:p text:style-name="Standard"/>
      <text:p text:style-name="Standard">Albert Thibaudet, <text:span text:style-name="T1">La poésie de Stéphane Mallarmé</text:span>, Paris, NRF, 1912</text:p>
      <text:p text:style-name="Standard"><text:a xlink:type="simple" xlink:href="http://fr.wikisource.org/wiki/La_Poésie_de_Stéphane_Mallarmé">http://fr.wikisource.org/wiki/La_Po%C3%A9sie_de_St%C3%A9phane_Mallarm%C3%A9</text:a></text:p>
      <text:p text:style-name="Standard"><text:a xlink:type="simple" xlink:href="http://gallica.bnf.fr/ark:/12148/bpt6k5679799q.r=.langFR">http://gallica.bnf.fr/ark:/12148/bpt6k5679799q.r=.langFR</text:a></text:p>
      <text:p text:style-name="Standard"/>
      <text:p text:style-name="Standard">Albert Thibaudet, <text:span text:style-name="T1">Gustave Flaubert</text:span>, Paris, Gallimard, 1922 [1935]</text:p>
      <text:p text:style-name="Standard"><text:a xlink:type="simple" xlink:href="http://fr.wikisource.org/wiki/Gustave_Flaubert_%28Thibaudet%29">http://fr.wikisource.org/wiki/Gustave_Flaubert_%28Thibaudet%29</text:a></text:p>
      <text:p text:style-name="Standard"><text:a xlink:type="simple" xlink:href="http://gallica.bnf.fr/ark:/12148/bpt6k23146p.r=.langFR">http://gallica.bnf.fr/ark:/12148/bpt6k23146p.r=.langFR</text:a></text:p>
      <text:p text:style-name="Standard"/>
      <text:p text:style-name="Standard">Albert Thibaudet, <text:span text:style-name="T1">Paul Valéry</text:span>, Paris, Grasset, 1923</text:p>
      <text:p text:style-name="Standard"><text:a xlink:type="simple" xlink:href="http://gallica.bnf.fr/ark:/12148/bpt6k5452419f.r=.langFR">http://gallica.bnf.fr/ark:/12148/bpt6k5452419f.r=.langFR</text:a></text:p>
      <text:p text:style-name="Standard"/>
      <text:p text:style-name="Standard">Albert Thibaudet, <text:span text:style-name="T1">Histoire de la littérature française de 1789 à nos jours</text:span>, Paris, Stock, 1936</text:p>
      <text:p text:style-name="Standard"><text:a xlink:type="simple" xlink:href="http://gallica.bnf.fr/ark:/12148/bpt6k6276700w.r=.langFR">http://gallica.bnf.fr/ark:/12148/bpt6k6276700w.r=.langFR</text:a></text:p>
      <text:p text:style-name="Standard"/>
      <text:p text:style-name="Standard">Albert Thibaudet, <text:span text:style-name="T1">La République des professeurs</text:span>, 1927</text:p>
      <text:p text:style-name="Standard"><text:a xlink:type="simple" xlink:href="http://gallica.bnf.fr/ark:/12148/bpt6k5453944j.r=.langFR">http://gallica.bnf.fr/ark:/12148/bpt6k5453944j.r=.langFR</text:a></text:p>
      <text:p text:style-name="Standard"/>
      <text:p text:style-name="Standard">Albert Thibaudet, <text:span text:style-name="T1">Réflexions sur la critique</text:span>, Paris, Gallimard, 1939</text:p>
      <text:p text:style-name="Standard"><text:a xlink:type="simple" xlink:href="http://gallica.bnf.fr/ark:/12148/bpt6k5453889s.r=.langFR">http://gallica.bnf.fr/ark:/12148/bpt6k5453889s.r=.langFR</text:a></text:p>
      <text:p text:style-name="Standard"/>
      <text:p text:style-name="Standard">Albert Thibaudet, <text:span text:style-name="T1">La campagne avec Thucydide</text:span>, 1922</text:p>
      <text:p text:style-name="Standard"><text:a xlink:type="simple" xlink:href="http://gallica.bnf.fr/ark:/12148/bpt6k5455844t.r=.langFR">http://gallica.bnf.fr/ark:/12148/bpt6k5455844t.r=.langFR</text:a></text:p>
      <text:p text:style-name="Standard"/>
      <text:p text:style-name="Standard"/>
      <text:p text:style-name="Standard"><text:soft-page-break/></text:p>
      <text:p text:style-name="P1">Dans le droit commun sur la période du Labex OBVIL : </text:p>
      <text:p text:style-name="P1"/>
      <text:list xml:id="list8826027188253342069" text:style-name="L1">
        <text:list-item>
          <text:p text:style-name="P2">Tancrède de Visan, <text:span text:style-name="T1">L'Attitude du lyrisme contemporain</text:span>, 1911 [libre de droits en 2015]</text:p>
        </text:list-item>
        <text:list-item>
          <text:p text:style-name="P2">Edouard Dujardin, <text:span text:style-name="T1">Le monologue intérieur, son apparition, ses origines, sa place dans l'oeuvre de James Joyce et dans le roman contemporain</text:span>, Paris, Albert Messein, 1931 [libre de droits en 2019]</text:p>
        </text:list-item>
      </text:list>
      <text:p text:style-name="Standard"/>
      <text:p text:style-name="Standard"/>
      <text:p text:style-name="P1">Non-libres de droits : </text:p>
      <text:p text:style-name="Standard"/>
      <text:p text:style-name="Standard">André Suarès, <text:span text:style-name="T1">Tolstoï</text:span>, 1899</text:p>
      <text:p text:style-name="Standard"><text:a xlink:type="simple" xlink:href="http://fr.wikisource.org/wiki/Tolstoï_%28André_Suarès%29">http://fr.wikisource.org/wiki/Tolsto%C3%AF_%28Andr%C3%A9_Suar%C3%A8s%29</text:a></text:p>
      <text:p text:style-name="Standard"/>
      <text:p text:style-name="P1">Libres de droits mais non-numérisés :</text:p>
      <text:p text:style-name="Standard"/>
      <text:p text:style-name="Standard">René Gillouin, <text:span text:style-name="T1">Essais de critique littéraire et philosophique</text:span>, Paris, ?, 1913</text:p>
      <text:p text:style-name="Standard">Charles Du Bos, <text:span text:style-name="T1">Le dialogue avec André Gide</text:span>, Paris, Au Sans-Pareil, 1926</text:p>
      <text:p text:style-name="Standard">Charles Du Bos, <text:span text:style-name="T1">Qu'est-ce que la littérature ?</text:span>, Paris, Plon 1945</text:p>
      <text:p text:style-name="Standard">Charles Du Bos, <text:span text:style-name="T1">Approximations</text:span> [7 séries], Paris, Editions Corrêa, 1927-1937</text:p>
      <text:p text:style-name="Standard">Charles Du Bos, <text:span text:style-name="T1">Jacques Rivière et la féconde humilité</text:span>, 1926</text:p>
      <text:p text:style-name="Standard">Pierre Audiat, <text:span text:style-name="T1">La biographie de l'oeuvre littéraire. Esquisse d'une méthode critique</text:span>, Paris, Honoré Champion, 1924</text:p>
      <text:p text:style-name="Standard">François Paulhan, <text:span text:style-name="T1">Psychologie de l'invention</text:span>, Paris, Alcan, 1901</text:p>
      <text:p text:style-name="Standard">Louis Reynaud, <text:span text:style-name="T1">La crise de notre littérature. Des romantiques à Proust, Gide et Valéry</text:span>, Paris, Hachette, 1929 </text:p>
      <text:p text:style-name="Standard">Jean Muller et Gaston Picard, <text:span text:style-name="T1">Les tendances présentes de la littérature française</text:span>, Paris, Basset 1913</text:p>
      <text:p text:style-name="Standard">Ernest Florian-Parmentier,<text:span text:style-name="T1"> La littérature et l'époque : Histoire de la littérature française de 1885 à nos jours</text:span>, Paris, E. Figuière, 1914</text:p>
      <text:p text:style-name="Standard">Albert Thibaudet, <text:span text:style-name="T1">Physiologie de la critique</text:span>, Paris, éditions de la Nouvelle Revue Critique, 193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lément Girardi</meta:initial-creator>
    <meta:creation-date>2013-02-22T12:05:13.56</meta:creation-date>
    <dc:date>2013-02-22T19:45:44.60</dc:date>
    <dc:creator>Clément Girardi</dc:creator>
    <meta:editing-duration>PT2H3M51S</meta:editing-duration>
    <meta:editing-cycles>15</meta:editing-cycles>
    <meta:generator>OpenOffice.org/3.4.1$Unix OpenOffice.org_project/341m1$Build-9593</meta:generator>
    <meta:document-statistic meta:table-count="0" meta:image-count="0" meta:object-count="0" meta:page-count="3" meta:paragraph-count="85" meta:word-count="560" meta:character-count="6313"/>
  </office:meta>
</office:document-meta>
</file>